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4pt" style:font-size-asian="14pt" style:font-size-complex="14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rebuchet MS" fo:font-size="14pt" style:font-size-asian="14pt" style:font-size-complex="14pt"/>
    </style:style>
    <style:style style:name="P3" style:family="paragraph" style:parent-style-name="Standard" style:list-style-name="L3">
      <style:paragraph-properties fo:text-align="justify" style:justify-single-word="false"/>
      <style:text-properties style:font-name="Trebuchet MS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Program 8</text:p>
      <text:list xml:id="list2462534914609045064" text:style-name="L1">
        <text:list-item>
          <text:p text:style-name="P2">Dream it out. Draw it out. Plan it out. <text:s/>Connect it out. Reduce that Mental load. Code one Piece at a time.</text:p>
        </text:list-item>
        <text:list-item>
          <text:p text:style-name="P2">Layout that Skeleton. Lay out what you know. Find out how to connect what you don't know.</text:p>
        </text:list-item>
        <text:list-item>
          <text:p text:style-name="P2">Don't assume. 0 or 1. Find out. </text:p>
        </text:list-item>
        <text:list-item>
          <text:p text:style-name="P2">Enter the Flow. Just This. R.T.F.M. P.R.E.E. (0 OR 1, DONT ASSUME).</text:p>
        </text:list-item>
        <text:list-item>
          <text:p text:style-name="P2">Exceptions over nulls, Try and catch</text:p>
        </text:list-item>
        <text:list-item>
          <text:p text:style-name="P2">keep it D.R.Y</text:p>
        </text:list-item>
        <text:list-item>
          <text:p text:style-name="P2">Control those Emotions</text:p>
        </text:list-item>
      </text:list>
      <text:list xml:id="list2747214876411429763" text:style-name="L3">
        <text:list-item>
          <text:p text:style-name="P3">I accept Death and failure. I am doing as i Am. I am creating, i am making. Live or die. Succeed or fail. You hear that Click? You see those brackets build?</text:p>
        </text:list-item>
        <text:list-item>
          <text:p text:style-name="P3">It just Is. I am a machine. I am logic not Imagination</text:p>
        </text:list-item>
        <text:list-item>
          <text:p text:style-name="P3">Simplicity. Cut through that enemy. Focus on "making it do it"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25S</meta:editing-duration>
    <meta:editing-cycles>3</meta:editing-cycles>
    <meta:generator>OpenOffice/4.1.7$Win32 OpenOffice.org_project/417m1$Build-9800</meta:generator>
    <dc:date>2020-09-17T10:36:14.56</dc:date>
    <meta:document-statistic meta:table-count="0" meta:image-count="0" meta:object-count="0" meta:page-count="1" meta:paragraph-count="11" meta:word-count="139" meta:character-count="671"/>
    <dc:creator>Eli Lopez</dc:creator>
    <meta:user-defined meta:name="Info 1"/>
    <meta:user-defined meta:name="Info 2"/>
    <meta:user-defined meta:name="Info 3"/>
    <meta:user-defined meta:name="Info 4"/>
  </office:meta>
</office:document-meta>
</file>